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"/>
    <style:font-face style:name="inherit" svg:font-family="inherit"/>
    <style:font-face style:name="monospace" svg:font-family="monospace"/>
    <style:font-face style:name="verdana" svg:font-family="verdana, arial, helvetica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size="14pt" style:font-size-asian="14pt" style:font-size-complex="14pt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monospace" fo:font-size="14pt" officeooo:paragraph-rsid="000bbf2c" style:font-size-asian="14pt" style:font-size-complex="14pt"/>
    </style:style>
    <style:style style:name="P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style:font-name="verdana" fo:font-size="14pt" fo:letter-spacing="normal" fo:font-style="italic" fo:font-weight="normal" style:font-size-asian="14pt" style:font-size-complex="14pt"/>
    </style:style>
    <style:style style:name="P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style:font-name="verdana" fo:font-size="14pt" fo:letter-spacing="normal" fo:font-style="italic" fo:font-weight="normal" officeooo:paragraph-rsid="000bbf2c" style:font-size-asian="14pt" style:font-size-complex="14pt"/>
    </style:style>
    <style:style style:name="P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style:font-name="verdana" fo:font-size="14pt" fo:letter-spacing="normal" fo:font-style="normal" fo:font-weight="normal" officeooo:rsid="000bbf2c" officeooo:paragraph-rsid="000bbf2c" style:font-size-asian="14pt" style:font-style-asian="normal" style:font-size-complex="14pt" style:font-style-complex="normal"/>
    </style:style>
    <style:style style:name="P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c9211e" style:font-name="verdana" fo:font-size="14pt" fo:letter-spacing="normal" fo:font-style="normal" fo:font-weight="bold" officeooo:paragraph-rsid="000bbf2c" fo:background-color="#ffffff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c9211e" style:font-name="verdana" fo:font-size="14pt" fo:letter-spacing="normal" fo:font-style="normal" fo:font-weight="bold" officeooo:paragraph-rsid="000e1e9f" fo:background-color="#ffffff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style:font-name="monospace" fo:font-size="14pt" officeooo:paragraph-rsid="000bbf2c" style:font-size-asian="14pt" style:font-size-complex="14pt"/>
    </style:style>
    <style:style style:name="P9" style:family="paragraph" style:parent-style-name="Text_20_body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444444" style:font-name="Open Sans" fo:font-size="12pt" fo:letter-spacing="normal" fo:font-style="normal" fo:font-weight="normal"/>
    </style:style>
    <style:style style:name="P1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color="#00a933" style:font-name="verdana" fo:font-size="14pt" fo:letter-spacing="normal" fo:font-style="normal" fo:font-weight="bold" officeooo:paragraph-rsid="000ef539" fo:background-color="#ffffff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a933" style:font-name="verdana" fo:font-size="14pt" fo:letter-spacing="normal" fo:font-style="normal" fo:font-weight="bold" fo:background-color="#ffffff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c9211e" style:font-name="verdana" fo:font-size="14pt" fo:letter-spacing="normal" fo:font-style="normal" fo:font-weight="bold" officeooo:paragraph-rsid="000e1e9f" fo:background-color="#ffffff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c9211e" style:font-name="verdana" fo:font-size="14pt" fo:letter-spacing="normal" fo:font-style="normal" fo:font-weight="normal" officeooo:paragraph-rsid="000e1e9f" fo:background-color="#ffffff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c9211e" style:font-name="verdana" fo:font-size="12pt" fo:letter-spacing="normal" fo:font-style="normal" fo:font-weight="bold" officeooo:rsid="0015a5bd" officeooo:paragraph-rsid="0015a5bd" fo:background-color="#ffffff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2a6099" style:font-name="verdana" fo:font-size="12pt" fo:letter-spacing="normal" fo:font-style="normal" fo:font-weight="bold" officeooo:paragraph-rsid="000e1e9f" fo:background-color="#ffffff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2a6099" style:font-name="verdana" fo:font-size="12pt" fo:letter-spacing="normal" fo:font-style="normal" fo:font-weight="bold" officeooo:paragraph-rsid="00124fa7" fo:background-color="#ffffff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style:font-name="verdana" fo:font-size="14pt" fo:letter-spacing="normal" fo:font-style="normal" fo:font-weight="bold" officeooo:rsid="0015a5bd" officeooo:paragraph-rsid="0015a5bd" fo:background-color="#ffffff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style:font-name="verdana" fo:font-size="14pt" fo:letter-spacing="normal" fo:font-style="normal" fo:font-weight="bold" officeooo:rsid="000bbf2c" officeooo:paragraph-rsid="000bbf2c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style:font-name="verdana" fo:font-size="14pt" fo:letter-spacing="normal" fo:font-style="normal" fo:font-weight="normal" officeooo:paragraph-rsid="000bbf2c" fo:background-color="#ffffff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style:font-name="verdana" fo:font-size="14pt" fo:letter-spacing="normal" fo:font-style="normal" fo:font-weight="normal" officeooo:rsid="000bbf2c" officeooo:paragraph-rsid="000bbf2c" fo:background-color="#ffffff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style:font-name="monospace" fo:font-size="14pt" fo:letter-spacing="normal" fo:font-style="normal" fo:font-weight="normal" officeooo:paragraph-rsid="0015a5bd" fo:background-color="#ffffff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 style:master-page-name="">
      <loext:graphic-properties draw:fill="none"/>
      <style:paragraph-properties fo:margin-left="0.1866in" fo:margin-right="-0.75in" fo:text-align="start" style:justify-single-word="false" fo:orphans="2" fo:widows="2" fo:text-indent="0in" style:auto-text-indent="false" style:page-number="auto" fo:background-color="transparent"/>
      <style:text-properties fo:font-size="14pt" style:font-size-asian="14pt" style:font-size-complex="14pt"/>
    </style:style>
    <style:style style:name="P23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24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officeooo:paragraph-rsid="000d29c6"/>
    </style:style>
    <style:style style:name="P25" style:family="paragraph" style:parent-style-name="Text_20_body" style:list-style-name="L1">
      <style:paragraph-properties fo:margin-left="0in" fo:margin-right="0in" fo:orphans="2" fo:widows="2" fo:text-indent="0in" style:auto-text-indent="false" fo:padding="0in" fo:border="none"/>
    </style:style>
    <style:style style:name="T1" style:family="text">
      <style:text-properties fo:font-variant="normal" fo:text-transform="none" fo:color="#000000" style:font-name="verdana" fo:letter-spacing="normal" fo:font-style="normal" fo:font-weight="normal"/>
    </style:style>
    <style:style style:name="T2" style:family="text">
      <style:text-properties fo:font-variant="normal" fo:text-transform="none" fo:color="#000000" style:font-name="verdana" fo:letter-spacing="normal" fo:font-style="normal" fo:font-weight="normal" officeooo:rsid="000bbf2c" fo:background-color="#ffffff" loext:char-shading-value="0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 fo:color="#444444" style:font-name="inherit" fo:font-size="12pt" fo:letter-spacing="normal" fo:font-style="normal" fo:font-weight="bold" loext:padding="0in" loext:border="none"/>
    </style:style>
    <style:style style:name="T4" style:family="text">
      <style:text-properties fo:font-variant="normal" fo:text-transform="none" fo:color="#444444" style:font-name="Open Sans" fo:font-size="12pt" fo:letter-spacing="normal" fo:font-style="normal" fo:font-weight="normal"/>
    </style:style>
    <style:style style:name="T5" style:family="text">
      <style:text-properties fo:color="#000000"/>
    </style:style>
    <style:style style:name="T6" style:family="text">
      <style:text-properties fo:color="#000000" style:font-name="verdana" fo:letter-spacing="normal" fo:font-style="italic" fo:font-weight="normal"/>
    </style:style>
    <style:style style:name="T7" style:family="text">
      <style:text-properties fo:color="#000000" style:font-name="verdana" fo:letter-spacing="normal" fo:font-style="italic" fo:font-weight="normal" officeooo:rsid="000bbf2c" fo:background-color="#ffffff" loext:char-shading-value="0" style:font-style-asian="normal" style:font-weight-asian="normal" style:font-style-complex="normal" style:font-weight-complex="normal"/>
    </style:style>
    <style:style style:name="T8" style:family="text">
      <style:text-properties fo:color="#000000" style:font-name="verdana" fo:letter-spacing="normal" fo:font-style="italic" fo:font-weight="bold" style:font-weight-asian="bold" style:font-weight-complex="bold"/>
    </style:style>
    <style:style style:name="T9" style:family="text">
      <style:text-properties fo:color="#000000" style:font-name="verdana" fo:letter-spacing="normal" fo:font-style="italic" fo:font-weight="bold" officeooo:rsid="000bbf2c" fo:background-color="#ffffff" loext:char-shading-value="0" style:font-style-asian="normal" style:font-weight-asian="normal" style:font-style-complex="normal" style:font-weight-complex="normal"/>
    </style:style>
    <style:style style:name="T10" style:family="text">
      <style:text-properties fo:color="#000000" style:font-name="verdana" fo:letter-spacing="normal" fo:font-style="normal" fo:font-weight="normal" officeooo:rsid="000bbf2c" fo:background-color="#ffffff" loext:char-shading-value="0" style:font-style-asian="normal" style:font-weight-asian="normal" style:font-style-complex="normal" style:font-weight-complex="normal"/>
    </style:style>
    <style:style style:name="T11" style:family="text">
      <style:text-properties fo:color="#c9211e" style:font-name="verdana" fo:letter-spacing="normal" fo:font-style="normal" fo:font-weight="bold" officeooo:rsid="000bbf2c" fo:background-color="#ffffff" loext:char-shading-value="0" style:font-style-asian="normal" style:font-weight-asian="bold" style:font-style-complex="normal" style:font-weight-complex="bold"/>
    </style:style>
    <style:style style:name="T12" style:family="text">
      <style:text-properties officeooo:rsid="0010ceed"/>
    </style:style>
    <style:style style:name="T13" style:family="text">
      <style:text-properties officeooo:rsid="00124fa7"/>
    </style:style>
    <style:style style:name="T14" style:family="text">
      <style:text-properties style:font-name="verdana" fo:font-weight="bold" officeooo:rsid="000bbf2c" style:font-weight-asian="bold" style:font-weight-complex="bold"/>
    </style:style>
    <style:style style:name="T15" style:family="text">
      <style:text-properties style:font-name="verdana" officeooo:rsid="000bbf2c"/>
    </style:style>
    <text:list-style style:name="L1">
      <text:list-level-style-bullet text:level="1" text:style-name="Bullet_20_Symbols" style:num-suffix="." text:bullet-char="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Openocd для конфигурации нужно задать три параметра:</text:span><text:line-break/><text:line-break/><text:span text:style-name="T1">- interface. Это jtag-адаптер</text:span><text:line-break/><text:span text:style-name="T1">- transport. jtag/swd/etc</text:span><text:line-break/><text:span text:style-name="T1">- target. Целевая архитектура</text:span><text:line-break/><text:line-break/><text:span text:style-name="T1">Для многих отладочных плат уже созданы конфигурационные скрипты, поэтому достаточно указать лишь board:</text:span><text:line-break/><text:line-break/><text:span text:style-name="T8">openocd -f board/stm32l0discovery -c &lt;params&gt;</text:span></text:p>
      <text:p text:style-name="P3"/>
      <text:p text:style-name="P22"><text:span text:style-name="T1">Собственно, если необходимо поменять адаптер, либо целевую архитуктуру - написание скрипта достаточно несложно. Вот простой пример:</text:span><text:span text:style-name="T6"><text:line-break/><text:line-break/># интерфейс stlink-v2<text:line-break/>source [find interface/stlink-v2.cfg]<text:line-break/><text:line-break/># транспорт swd<text:line-break/>transport select hla_swd<text:line-break/><text:line-break/># буфера 0x2000<text:line-break/>set WORKAREASIZE 0x2000<text:line-break/><text:line-break/># целевая архитектура - STM32 Lx, чип парсится по chip id.<text:line-break/>source [find target/stm32l.cfg]<text:line-break/><text:line-break/># аппаратный pin reset srst (для swd), интерфейс активен во время reset.<text:line-break/>reset_config srst_only srst_nogate</text:span></text:p>
      <text:p text:style-name="P3"/>
      <text:p text:style-name="P18">Запущено на F407G-Discovery</text:p>
      <text:p text:style-name="P19">openocd -f board/stm32f4discovery.cfg -c "program USART_TRANSMIT.bin 0x08000000 reset"</text:p>
      <text:p text:style-name="P7"/>
      <text:p text:style-name="P17">Запуск на H753!!</text:p>
      <text:p text:style-name="P13"><text:span text:style-name="T5">openocd -f board/stm32h7x3i_eval.cfg</text:span> </text:p>
      <text:p text:style-name="P21"><text:span text:style-name="T15">telnet localhost 4444</text:span></text:p>
      <text:p text:style-name="P14">Удерживая сброс отправить команду</text:p>
      <text:p text:style-name="P15"><text:span text:style-name="T12">program /home/evg/SOFT/Github/GIT/6_promwad2_step_by_step/SC2_FreeRTOS_CUBE_and_CMake/build_cmake_release/FreeRTOS_STMH753.bin</text:span> 0x8000000 <text:span text:style-name="T13">reset</text:span></text:p>
      <text:p text:style-name="P16"><text:span text:style-name="T12">program /home/evg/SOFT/Github/GIT/6_promwad2_step_by_step/H753_CXX/build_cmake_release/</text:span>PW_new_CXX.bin 0x8000000 <text:span text:style-name="T13">reset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10">openocd -f board/stm32h750b-disco.cfg -c "init" -c "reset init" -c "tpiu config internal /home/user/prj.promwad.Fez-Telecom-Engineering/debug.itm uart off 200000000" -c "itm port 0 on" -c "reset"</text:p>
      <text:p text:style-name="P11">//./itmdump -f ../debug.itm -d1</text:p>
      <text:p text:style-name="P7"/>
      <text:p text:style-name="P7"/>
      <text:p text:style-name="P6">PW_new_CXX.elf</text:p>
      <text:p text:style-name="P6"/>
      <text:p text:style-name="P20"/>
      <text:p text:style-name="P2"><text:span text:style-name="T10"><text:line-break/></text:span></text:p>
      <text:p text:style-name="P2"><text:span text:style-name="T2">- halt. Остановить процессор, посмотреть регистры.</text:span><text:span text:style-name="T10"><text:line-break/></text:span><text:span text:style-name="T2">- resume. Возобновить с точки остановки.</text:span><text:span text:style-name="T10"><text:line-break/></text:span><text:span text:style-name="T2">- reset. Перезапустить.</text:span><text:span text:style-name="T10"><text:line-break/></text:span><text:span text:style-name="T2">- dump_image, mwb/mwh/mww, mdb/mdh/mdw - сдампить память, регистры, записать память, регистры</text:span><text:span text:style-name="T10"><text:line-break/><text:line-break/></text:span><text:span text:style-name="T2">Ну и на закуску сравнение производительности st-flash и openocd на мегатормозном stm32l0:</text:span><text:span text:style-name="T10"><text:line-break/><text:line-break/></text:span><text:span text:style-name="T7">time st-flash --reset write myfile.bin 0x08000000<text:line-break/>real    </text:span><text:span text:style-name="T9">0m52.159s</text:span><text:span text:style-name="T10"><text:line-break/><text:line-break/></text:span><text:span text:style-name="T7">time openocd -f stm32l0rad0.cfg -c "program myfile.bin 0x08000000 reset"<text:line-break/>real    </text:span><text:span text:style-name="T9">0m6.088s</text:span></text:p>
      <text:p text:style-name="P4"/>
      <text:p text:style-name="P5">В консоли телнета если набрать спец последовательность ^] <text:s/>то <text:s/>можно ввести команды</text:p>
      <text:p text:style-name="P5"/>
      <text:p text:style-name="P8"><text:span text:style-name="Strong_20_Emphasis"><text:span text:style-name="T3">CLOSE</text:span></text:span><text:span text:style-name="T4"> закрыть соединение с сервером;</text:span></text:p>
      <text:list xml:id="list509010641" text:style-name="L1">
        <text:list-header>
          <text:p text:style-name="P24"><text:span text:style-name="Strong_20_Emphasis"><text:span text:style-name="T3">ENCRYPT</text:span></text:span><text:span text:style-name="T4"> шифровать все передаваемые данные;</text:span></text:p>
          <text:p text:style-name="P23"><text:span text:style-name="Strong_20_Emphasis"><text:span text:style-name="T3">LOGOUT</text:span></text:span><text:span text:style-name="T4"> выйти и закрыть соединение;</text:span></text:p>
          <text:p text:style-name="P23"><text:span text:style-name="Strong_20_Emphasis"><text:span text:style-name="T3">MODE</text:span></text:span><text:span text:style-name="T4"> переключить режим, со строчного на символьный или с символьного на строчный;</text:span></text:p>
          <text:p text:style-name="P23"><text:span text:style-name="Strong_20_Emphasis"><text:span text:style-name="T3">STATUS</text:span></text:span><text:span text:style-name="T4"> посмотреть статус соединения;</text:span></text:p>
          <text:p text:style-name="P23"><text:span text:style-name="Strong_20_Emphasis"><text:span text:style-name="T3">SEND</text:span></text:span><text:span text:style-name="T4"> отправить один из специальных символов telnet;</text:span></text:p>
          <text:p text:style-name="P23"><text:span text:style-name="Strong_20_Emphasis"><text:span text:style-name="T3">SET</text:span></text:span><text:span text:style-name="T4"> установить значение параметра;</text:span></text:p>
          <text:p text:style-name="P23"><text:span text:style-name="Strong_20_Emphasis"><text:span text:style-name="T3">OPEN </text:span></text:span><text:span text:style-name="T4">установить подключение через telnet с удаленным узлом;</text:span></text:p>
          <text:p text:style-name="P23"><text:span text:style-name="Strong_20_Emphasis"><text:span text:style-name="T3">DISPLAY</text:span></text:span><text:span text:style-name="T4"> отобразить используемые спецсимволы;</text:span></text:p>
          <text:p text:style-name="P25"><text:span text:style-name="Strong_20_Emphasis"><text:span text:style-name="T3">SLC</text:span></text:span><text:span text:style-name="T4"> изменить используемые спецсимволы.</text:span></text:p>
        </text:list-header>
      </text:list>
      <text:p text:style-name="P9"/>
      <text:p text:style-name="P9"/>
      <text:p text:style-name="P4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"/>
    <style:font-face style:name="inherit" svg:font-family="inherit"/>
    <style:font-face style:name="monospace" svg:font-family="monospace"/>
    <style:font-face style:name="verdana" svg:font-family="verdana, arial, helvetica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354in" fo:page-height="11.6929in" style:num-format="1" style:print-orientation="landscape" fo:margin-top="0.7874in" fo:margin-bottom="0.7874in" fo:margin-left="0.4398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16.5354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2T16:08:39.196825721</meta:creation-date>
    <dc:date>2022-06-17T10:18:11.312383380</dc:date>
    <meta:editing-duration>PT56M33S</meta:editing-duration>
    <meta:editing-cycles>13</meta:editing-cycles>
    <meta:generator>LibreOffice/6.4.7.2$Linux_X86_64 LibreOffice_project/40$Build-2</meta:generator>
    <meta:document-statistic meta:table-count="0" meta:image-count="0" meta:object-count="0" meta:page-count="2" meta:paragraph-count="27" meta:word-count="296" meta:character-count="2495" meta:non-whitespace-character-count="2212"/>
  </office:meta>
</office:document-meta>
</file>